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Monaco" fo:font-size="11pt" style:font-name-asian="Monaco" style:font-size-asian="11pt" style:font-name-complex="Monaco" style:font-size-complex="11pt"/>
    </style:style>
    <style:style style:name="P2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</style:style>
    <style:style style:name="T1" style:family="text">
      <style:text-properties fo:color="#000000" style:font-name="Monaco" fo:font-size="11pt" style:font-name-asian="Monaco" style:font-size-asian="11pt" style:font-name-complex="Monaco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(351),</text:p>
      <text:p text:style-name="P1">de(531),</text:p>
      <text:p text:style-name="P1">por(86),</text:p>
      <text:p text:style-name="P1">para(92),</text:p>
      <text:p text:style-name="P1">en(282),</text:p>
      <text:p text:style-name="P1">con(125),</text:p>
      <text:p text:style-name="P1">ante(1),</text:p>
      <text:p text:style-name="P1">desde(13),</text:p>
      <text:p text:style-name="P1">hasta(14),</text:p>
      <text:p text:style-name="P1">entre(8),</text:p>
      <text:p text:style-name="P1">según(2),</text:p>
      <text:p text:style-name="P1">sin(13),</text:p>
      <text:p text:style-name="P1">junto_a(1),</text:p>
      <text:p text:style-name="P1">aparte_de(1),</text:p>
      <text:p text:style-name="P1">encima_de(3),</text:p>
      <text:p text:style-name="P1">delante_de(2),</text:p>
      <text:p text:style-name="P1">antes_de(6),</text:p>
      <text:p text:style-name="P1">detrás_de(1),</text:p>
      <text:p text:style-name="P1">durante(2),</text:p>
      <text:p text:style-name="P1">hacia(5),</text:p>
      <text:p text:style-name="P1">después_de(1),</text:p>
      <text:p text:style-name="P1">sobre(3),</text:p>
      <text:p text:style-name="P1">enfrente_de(1),</text:p>
      <text:p text:style-name="P1">so(2),</text:p>
      <text:p text:style-name="P1">dentro_de(5),</text:p>
      <text:p text:style-name="P1">a_través_de(2),</text:p>
      <text:p text:style-name="P1">a_partir_de(2),</text:p>
      <text:p text:style-name="P1">bajo(2),</text:p>
      <text:p text:style-name="P1">debajo_de(1),</text:p>
      <text:p text:style-name="P1">en_menos_de(1),</text:p>
      <text:p text:style-name="P2"><text:span text:style-name="T1">contra(1),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31T21:15:38</meta:creation-date>
    <meta:document-statistic meta:table-count="0" meta:image-count="0" meta:object-count="0" meta:page-count="1" meta:paragraph-count="31" meta:word-count="31" meta:character-count="332"/>
    <dc:date>2016-05-31T21:32:03</dc:date>
    <meta:editing-duration>PT54S</meta:editing-duration>
    <meta:editing-cycles>1</meta:editing-cycles>
    <meta:generator>OpenOffice.org/3.4$Unix OpenOffice.org_project/340m1$Build-9590</meta:generator>
  </office:meta>
</office:document-meta>
</file>